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85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c4c4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T1" style:family="text">
      <style:text-properties style:text-scale="100%" style:text-overline-style="none" style:text-overline-color="font-color" style:font-style-asian="normal" style:font-weight-asian="normal" style:font-size-asian="5.59999990463257pt" style:font-name-asian="DejaVu Sans" style:language-asian="none" style:country-asian="none" style:text-line-through-mode="continuous" style:text-outline="false" style:text-line-through-type="none" fo:font-weight="normal" style:text-emphasize="none" style:font-weight-complex="normal" style:text-underline-style="none" style:text-underline-color="font-color" fo:font-style="normal" fo:text-shadow="none" style:text-position="0% 100%" style:letter-kerning="true" fo:letter-spacing="normal" fo:language="none" fo:country="none" style:language-complex="none" style:country-complex="none" style:font-name-complex="DejaVu Sans" style:font-size-complex="5.59999990463257pt" style:font-style-complex="normal" style:font-relief="none"/>
    </style:style>
    <style:style style:name="T2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onts-arphic-uming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fonts-ipafont-mincho</text:span>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2">ttf-wqy-zenhei    </text:span>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fonts-takao</text:span>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fonts-dejavu</text:span>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pan text:style-name="T1">ftf-mscorefonts-installer</text:span>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desktopmanager</text:p>
          </table:table-cell>
          <table:table-cell/>
        </table:table-row>
        <table:table-row table:style-name="ro1">
          <table:table-cell office:value-type="string" calcext:value-type="string">
            <text:p>i3status</text:p>
          </table:table-cell>
          <table:table-cell office:value-type="string" calcext:value-type="string">
            <text:p>desktopmanager</text:p>
          </table:table-cell>
          <table:table-cell/>
        </table:table-row>
        <table:table-row table:style-name="ro1">
          <table:table-cell office:value-type="string" calcext:value-type="string">
            <text:p>i3blocks</text:p>
          </table:table-cell>
          <table:table-cell office:value-type="string" calcext:value-type="string">
            <text:p>desktopmanager</text:p>
          </table:table-cell>
          <table:table-cell/>
        </table:table-row>
        <table:table-row table:style-name="ro1">
          <table:table-cell office:value-type="string" calcext:value-type="string">
            <text:p>rxvt-unicode</text:p>
          </table:table-cell>
          <table:table-cell office:value-type="string" calcext:value-type="string">
            <text:p>terminal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mupdf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lw pdf reader</text:p>
          </table:table-cell>
        </table:table-row>
        <table:table-row table:style-name="ro1">
          <table:table-cell office:value-type="string" calcext:value-type="string">
            <text:p>feh</text:p>
          </table:table-cell>
          <table:table-cell office:value-type="string" calcext:value-type="string">
            <text:p>graphich</text:p>
          </table:table-cell>
          <table:table-cell office:value-type="string" calcext:value-type="string">
            <text:p>background image monitor</text:p>
          </table:table-cell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lw file manager</text:p>
          </table:table-cell>
        </table:table-row>
        <table:table-row table:style-name="ro1">
          <table:table-cell office:value-type="string" calcext:value-type="string">
            <text:p>dun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n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8T10:43:42.012570180</meta:creation-date>
    <dc:date>2018-07-08T11:14:56.634566151</dc:date>
    <meta:editing-duration>PT21M1S</meta:editing-duration>
    <meta:editing-cycles>4</meta:editing-cycles>
    <meta:generator>LibreOffice/6.0.3.2$Linux_X86_64 LibreOffice_project/00m0$Build-2</meta:generator>
    <meta:document-statistic meta:table-count="1" meta:cell-count="31" meta:object-count="0"/>
  </office:meta>
</office:document-meta>
</file>